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70800000548F9F01DA7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middle" draw:auto-grow-height="true" fo:min-height="4.002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middle" draw:auto-grow-height="true" fo:min-height="2.056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10%" fo:text-align="center" fo:text-indent="0cm"/>
    </style:style>
    <style:style style:name="P3" style:family="paragraph">
      <style:paragraph-properties text:enable-numbering="false" fo:margin-left="0cm" fo:margin-right="0cm" fo:line-height="11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text:enable-numbering="false" fo:margin-left="0cm" fo:margin-right="0cm" fo:line-height="110%" fo:text-align="center" fo:text-indent="0cm" style:writing-mode="lr-tb"/>
      <style:text-properties fo:font-size="18pt"/>
    </style:style>
    <style:style style:name="P5" style:family="paragraph">
      <style:paragraph-properties fo:margin-left="0cm" fo:margin-right="0cm" fo:line-height="110%" fo:text-indent="0cm"/>
    </style:style>
    <style:style style:name="P6" style:family="paragraph">
      <style:paragraph-properties text:enable-numbering="false" fo:margin-left="0cm" fo:margin-right="0cm" fo:line-height="110%" fo:text-indent="0cm" style:writing-mode="lr-tb"/>
      <style:text-properties fo:font-size="24pt" style:font-size-asian="24pt" style:font-size-complex="24pt"/>
    </style:style>
    <style:style style:name="T1" style:family="text">
      <style:text-properties fo:color="#ffffff" fo:font-family="Arial" style:font-family-generic="roman" style:font-pitch="variable" fo:font-size="36pt" fo:language="da" fo:country="DK" style:font-size-asian="36pt" style:font-size-complex="36pt"/>
    </style:style>
    <style:style style:name="T2" style:family="text">
      <style:text-properties fo:color="#ffffff" fo:font-family="Arial" style:font-family-generic="roman" style:font-pitch="variable" fo:font-size="28pt" fo:language="da" fo:country="DK" style:font-size-asian="28pt" style:font-size-complex="28pt"/>
    </style:style>
    <style:style style:name="T3" style:family="text">
      <style:text-properties fo:color="#ffffff" fo:font-family="Arial" style:font-family-generic="roman" style:font-pitch="variable" fo:font-size="22pt" fo:language="da" fo:country="DK" style:font-size-asian="22pt" style:font-size-complex="22pt"/>
    </style:style>
    <style:style style:name="T4" style:family="text">
      <style:text-properties fo:color="#ffffff" fo:font-family="Arial" style:font-family-generic="roman" style:font-pitch="variable" fo:font-size="24pt" fo:language="da" fo:country="DK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3" draw:text-style-name="P3" draw:layer="layout" svg:width="28cm" svg:height="4.262cm" svg:x="0cm" svg:y="8.217cm">
          <text:p text:style-name="P2"><text:span text:style-name="T1">[title]</text:span></text:p>
          <text:p text:style-name="P2"><text:span text:style-name="T2">([author])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4" draw:text-style-name="P4" draw:layer="layout" svg:width="25cm" svg:height="2.316cm" svg:x="0cm" svg:y="0.304cm">
          <text:p text:style-name="P2"><text:span text:style-name="T2">[title]</text:span></text:p>
          <text:p text:style-name="P2"><text:span text:style-name="T3">([author])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4.002cm" svg:height="16.047cm" svg:x="0.498cm" svg:y="3.504cm">
          <text:p text:style-name="P5"><text:span text:style-name="T4">[text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70800000548F9F01DA7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000000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5-20T01:02:14</meta:creation-date>
    <meta:editing-duration>P0D</meta:editing-duration>
    <meta:editing-cycles>1</meta:editing-cycles>
    <meta:generator>LibreOffice/3.5$Linux_X86_64 LibreOffice_project/350m1$Build-2</meta:generator>
    <dc:date>2012-06-05T12:35:34</dc:date>
    <meta:document-statistic meta:object-count="33"/>
  </office:meta>
</office:document-meta>
</file>